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49698002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531464810546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95096947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5315410007994" text:continue-list="list16531464810546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95096947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6531541000799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2T16:53:13.713980600</dc:date>
    <meta:editing-duration>P10DT1H44M58S</meta:editing-duration>
    <meta:editing-cycles>426</meta:editing-cycles>
    <meta:generator>LibreOffice/25.2.3.2$Windows_X86_64 LibreOffice_project/bbb074479178df812d175f709636b368952c2ce3</meta:generator>
    <meta:document-statistic meta:table-count="4" meta:image-count="6" meta:object-count="0" meta:page-count="64" meta:paragraph-count="956" meta:word-count="21987" meta:character-count="136803" meta:non-whitespace-character-count="11464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